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788f5"/>
    </style:style>
    <style:style style:name="P2" style:family="paragraph" style:parent-style-name="Standard">
      <style:text-properties officeooo:paragraph-rsid="00191722"/>
    </style:style>
    <style:style style:name="P3" style:family="paragraph" style:parent-style-name="Standard">
      <style:text-properties officeooo:paragraph-rsid="001afbfc"/>
    </style:style>
    <style:style style:name="P4" style:family="paragraph" style:parent-style-name="Standard">
      <style:text-properties officeooo:paragraph-rsid="001c0e5d"/>
    </style:style>
    <style:style style:name="T1" style:family="text">
      <style:text-properties officeooo:rsid="001a39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ekhine<text:line-break/>cm_parm\n opp=104 opn=104 opb=104 opr=104 opq=104<text:line-break/>cm_parm\n myp=104 myn=104 myb=107 myr=104 myq=104<text:line-break/>cm_parm\n cc=105 mob=120 ks=100 pp=105 pw=91<text:line-break/>cm_parm\n cfd=300 sop=100 avd=-25 rnd=0 sel=6 md=99</text:p>
      <text:p text:style-name="P3"><text:line-break/>Anand<text:line-break/>cm_parm\n opp=93 opn=93 opb=93 opr=93 opq=93<text:line-break/>cm_parm\n myp=93 myn=93 myb=93 myr=93 myq=93<text:line-break/>cm_parm\n cc=107 mob=128 ks=107 pp=117 pw=107<text:line-break/>cm_parm\n cfd=150 sop=100 avd=-15 rnd=0 sel=6 md=99</text:p>
      <text:p text:style-name="P3"><text:line-break/>Anderssen<text:line-break/>cm_parm\n opp=107 opn=107 opb=107 opr=107 opq=107<text:line-break/>cm_parm\n myp=107 myn=107 myb=107 myr=107 myq=107<text:line-break/>cm_parm\n cc=103 mob=121 ks=79 pp=93 pw=84<text:line-break/>cm_parm\n cfd=200 sop=100 avd=-30 rnd=0 sel=6 md=99</text:p>
      <text:p text:style-name="P3"><text:line-break/>Bird<text:line-break/>cm_parm\n opp=115 opn=115 opb=118 opr=115 opq=115<text:line-break/>cm_parm\n myp=115 myn=115 myb=118 myr=115 myq=115<text:line-break/>cm_parm\n cc=79 mob=110 ks=70 pp=88 pw=88<text:line-break/>cm_parm\n cfd=-100 sop=100 avd=-30 rnd=0 sel=6 md=99<text:line-break/><text:line-break/>Blackburne<text:line-break/>cm_parm\n opp=136 opn=136 opb=136 opr=136 opq=136<text:line-break/>cm_parm\n myp=136 myn=136 myb=136 myr=136 myq=136<text:line-break/>cm_parm\n cc=59 mob=98 ks=78 pp=78 pw=71<text:line-break/>cm_parm\n cfd=150 sop=100 avd=0 rnd=0 sel=6 md=99<text:line-break/>Bogoljubow<text:line-break/>cm_parm\n opp=81 opn=81 opb=81 opr=81 opq=81<text:line-break/>cm_parm\n myp=81 myn=81 myb=81 myr=81 myq=81<text:line-break/>cm_parm\n cc=148 mob=122 ks=116 pp=135 pw=122<text:line-break/>cm_parm\n cfd=150 sop=100 avd=25 rnd=0 sel=6 md=99</text:p>
      <text:p text:style-name="P2"><text:line-break/>Botvinnik<text:line-break/>cm_parm\n opp=110 opn=100 opb=100 opr=100 opq=100<text:line-break/>cm_parm\n myp=110 myn=100 myb=100 myr=100 myq=100<text:line-break/>cm_parm\n cc=115 mob=100 ks=110 pp=120 pw=125<text:line-break/>cm_parm\n cfd=50 sop=100 avd=0 rnd=0 sel=6 md=99</text:p>
      <text:p text:style-name="P1"><text:line-break/>Capablanca <text:span text:style-name="T1">(RodentII)</text:span><text:line-break/>cm_parm\n opp=125 opn=104 opb=104 opr=104 opq=104<text:line-break/>cm_parm\n myp=125 myn=104 myb=104 myr=104 myq=104<text:line-break/>cm_parm\n cc=96 mob=96 ks=120 pp=96 pw=125<text:line-break/>cm_parm\n cfd=250 sop=100 avd=25 rnd=0 sel=6 md=99</text:p>
      <text:p text:style-name="P4"><text:line-break/>Euwe<text:line-break/>cm_parm\n opp=88 opn=88 opb=88 opr=88 opq=88<text:line-break/>cm_parm\n myp=88 myn=88 myb=88 myr=88 myq=88<text:line-break/>cm_parm\n cc=121 mob=109 ks=121 pp=126 pw=132<text:line-break/>cm_parm\n cfd=50 sop=100 avd=25 rnd=0 sel=6 md=99<text:line-break/><text:soft-page-break/><text:line-break/>Evans<text:line-break/>cm_parm\n opp=109 opn=91 opb=91 opr=91 opq=91<text:line-break/>cm_parm\n myp=100 myn=91 myb=91 myr=91 myq=91<text:line-break/>cm_parm\n cc=137 mob=99 ks=143 pp=115 pw=132<text:line-break/>cm_parm\n cfd=200 sop=100 avd=30 rnd=0 sel=6 md=99</text:p>
      <text:p text:style-name="P4"><text:line-break/>Fine<text:line-break/>cm_parm\n opp=91 opn=91 opb=91 opr=91 opq=91<text:line-break/>cm_parm\n myp=91 myn=91 myb=91 myr=91 myq=91<text:line-break/>cm_parm\n cc=104 mob=143 ks=104 pp=104 pw=104<text:line-break/>cm_parm\n cfd=-100 sop=100 avd=-20 rnd=0 sel=6 md=99</text:p>
      <text:p text:style-name="P4"><text:line-break/>Flohr<text:line-break/>cm_parm\n opp=77 opn=77 opb=79 opr=77 opq=77<text:line-break/>cm_parm\n myp=77 myn=77 myb=77 myr=77 myq=77<text:line-break/>cm_parm\n cc=155 mob=141 ks=169 pp=191 pw=198<text:line-break/>cm_parm\n cfd=-300 sop=100 avd=50 rnd=0 sel=6 md=99<text:line-break/><text:line-break/>Kamsky<text:line-break/>cm_parm\n opp=112 opn=93 opb=93 opr=93 opq=93<text:line-break/>cm_parm\n myp=112 myn=93 myb=93 myr=93 myq=93<text:line-break/>cm_parm\n cc=107 mob=96 ks=128 pp=133 pw=133<text:line-break/>cm_parm\n cfd=200 sop=100 avd=35 rnd=0 sel=6 md=99<text:line-break/><text:line-break/>Karpov<text:line-break/>cm_parm\n opp=86 opn=86 opb=86 opr=86 opq=86<text:line-break/>cm_parm\n myp=86 myn=86 myb=86 myr=86 myq=86<text:line-break/>cm_parm\n cc=119 mob=119 ks=107 pp=130 pw=154<text:line-break/>cm_parm\n cfd=150 sop=100 avd=20 rnd=0 sel=6 md=99</text:p>
      <text:p text:style-name="P4"><text:line-break/>Kasparov<text:line-break/>cm_parm\n opp=100 opn=100 opb=100 opr=100 opq=100<text:line-break/>cm_parm\n myp=100 myn=100 myb=100 myr=100 myq=100<text:line-break/>cm_parm\n cc=100 mob=115 ks=100 pp=105 pw=100<text:line-break/>cm_parm\n cfd=200 sop=100 avd=-5 rnd=0 sel=6 md=99</text:p>
      <text:p text:style-name="P4"><text:line-break/>Keres<text:line-break/>cm_parm\n opp=86 opn=86 opb=86 opr=86 opq=86<text:line-break/>cm_parm\n myp=86 myn=86 myb=86 myr=86 myq=86<text:line-break/>cm_parm\n cc=130 mob=119 ks=119 pp=119 pw=119<text:line-break/>cm_parm\n cfd=0 sop=100 avd=-10 rnd=0 sel=6 md=99<text:line-break/>Korchnoi<text:line-break/>cm_parm\n opp=97 opn=88 opb=88 opr=88 opq=88<text:line-break/>cm_parm\n myp=97 myn=88 myb=88 myr=88 myq=88<text:line-break/>cm_parm\n cc=138 mob=103 ks=144 pp=138 pw=144<text:line-break/>cm_parm\n cfd=100 sop=100 avd=30 rnd=0 sel=6 md=99<text:line-break/>Larsen<text:line-break/>cm_parm\n opp=81 opn=81 opb=81 opr=81 opq=81<text:line-break/>cm_parm\n myp=81 myn=81 myb=81 myr=81 myq=81<text:line-break/>cm_parm\n cc=142 mob=174 ks=116 pp=116 pw=103<text:line-break/>cm_parm\n cfd=250 sop=100 avd=-15 rnd=0 sel=6 md=99<text:line-break/><text:soft-page-break/><text:line-break/>Lasker<text:line-break/>cm_parm\n opp=104 opn=114 opb=104 opr=104 opq=100<text:line-break/>cm_parm\n myp=104 myn=114 myb=104 myr=104 myq=100<text:line-break/>cm_parm\n cc=100 mob=96 ks=86 pp=105 pw=96<text:line-break/>cm_parm\n cfd=0 sop=100 avd=30 rnd=0 sel=6 md=99<text:line-break/>Marshall<text:line-break/>cm_parm\n opp=81 opn=92 opb=81 opr=81 opq=81<text:line-break/>cm_parm\n myp=81 myn=92 myb=81 myr=81 myq=81<text:line-break/>cm_parm\n cc=161 mob=181 ks=103 pp=129 pw=96<text:line-break/>cm_parm\n cfd=0 sop=100 avd=-40 rnd=0 sel=6 md=99<text:line-break/>Morphy<text:line-break/>cm_parm\n opp=78 opn=78 opb=78 opr=78 opq=78<text:line-break/>cm_parm\n myp=78 myn=78 myb=81 myr=78 myq=79<text:line-break/>cm_parm\n cc=170 mob=204 ks=115 pp=122 pw=122<text:line-break/>cm_parm\n cfd=100 sop=100 avd=-20 rnd=0 sel=6 md=99<text:line-break/>Nimzowitsch<text:line-break/>cm_parm\n opp=100 opn=91 opb=83 opr=83 opq=83<text:line-break/>cm_parm\n myp=100 myn=94 myb=80 myr=83 myq=83<text:line-break/>cm_parm\n cc=112 mob=93 ks=125 pp=125 pw=162<text:line-break/>cm_parm\n cfd=0 sop=100 avd=30 rnd=0 sel=6 md=99<text:line-break/>Petrosian<text:line-break/>cm_parm\n opp=93 opn=93 opb=96 opr=91 opq=93<text:line-break/>cm_parm\n myp=93 myn=99 myb=93 myr=91 myq=93<text:line-break/>cm_parm\n cc=160 mob=107 ks=150 pp=112 pw=150<text:line-break/>cm_parm\n cfd=0 sop=100 avd=50 rnd=0 sel=6 md=99<text:line-break/>Pillsbury<text:line-break/>cm_parm\n opp=91 opn=91 opb=91 opr=91 opq=91<text:line-break/>cm_parm\n myp=91 myn=91 myb=91 myr=91 myq=91<text:line-break/>cm_parm\n cc=121 mob=126 ks=99 pp=93 pw=93<text:line-break/>cm_parm\n cfd=100 sop=100 avd=-25 rnd=0 sel=6 md=99<text:line-break/>Polgar<text:line-break/>cm_parm\n opp=93 opn=93 opb=99 opr=93 opq=93<text:line-break/>cm_parm\n myp=93 myn=93 myb=96 myr=93 myq=93<text:line-break/>cm_parm\n cc=133 mob=133 ks=107 pp=107 pw=107<text:line-break/>cm_parm\n cfd=100 sop=100 avd=-25 rnd=0 sel=6 md=99<text:line-break/><text:line-break/>Reshevsky<text:line-break/>cm_parm\n opp=100 opn=83 opb=83 opr=83 opq=83<text:line-break/>cm_parm\n myp=100 myn=83 myb=83 myr=83 myq=83<text:line-break/>cm_parm\n cc=137 mob=118 ks=156 pp=162 pw=162<text:line-break/>cm_parm\n cfd=200 sop=100 avd=35 rnd=0 sel=6 md=99<text:line-break/><text:line-break/>Reti<text:line-break/>cm_parm\n opp=78 opn=78 opb=78 opr=78 opq=78<text:line-break/>cm_parm\n myp=78 myn=78 myb=78 myr=78 myq=78<text:line-break/>cm_parm\n cc=102 mob=109 ks=136 pp=150 pw=190<text:line-break/>cm_parm\n cfd=0 sop=100 avd=0 rnd=0 sel=6 md=99<text:line-break/>Rubinstein<text:line-break/>cm_parm\n opp=103 opn=93 opb=93 opr=93 opq=93<text:line-break/>cm_parm\n myp=103 myn=93 myb=93 myr=93 myq=93<text:line-break/>cm_parm\n cc=150 mob=85 ks=139 pp=139 pw=139<text:line-break/><text:soft-page-break/>cm_parm\n cfd=100 sop=100 avd=5 rnd=0 sel=6 md=99<text:line-break/><text:line-break/>Seirawan<text:line-break/>cm_parm\n opp=86 opn=78 opb=78 opr=78 opq=78<text:line-break/>cm_parm\n myp=86 myn=78 myb=78 myr=78 myq=78<text:line-break/>cm_parm\n cc=136 mob=136 ks=163 pp=163 pw=177<text:line-break/>cm_parm\n cfd=200 sop=100 avd=30 rnd=0 sel=6 md=99<text:line-break/>Shirov<text:line-break/>cm_parm\n opp=107 opn=107 opb=107 opr=107 opq=110<text:line-break/>cm_parm\n myp=107 myn=107 myb=110 myr=107 myq=110<text:line-break/>cm_parm\n cc=107 mob=117 ks=70 pp=93 pw=84<text:line-break/>cm_parm\n cfd=0 sop=100 avd=-30 rnd=0 sel=6 md=99<text:line-break/>Short<text:line-break/>cm_parm\n opp=104 opn=104 opb=110 opr=104 opq=104<text:line-break/>cm_parm\n myp=104 myn=104 myb=114 myr=104 myq=104<text:line-break/>cm_parm\n cc=105 mob=125 ks=76 pp=91 pw=76<text:line-break/>cm_parm\n cfd=0 sop=100 avd=-40 rnd=0 sel=6 md=99<text:line-break/>Smyslov<text:line-break/>cm_parm\n opp=97 opn=97 opb=97 opr=97 opq=97<text:line-break/>cm_parm\n myp=97 myn=97 myb=97 myr=97 myq=97<text:line-break/>cm_parm\n cc=102 mob=102 ks=123 pp=133 pw=133<text:line-break/>cm_parm\n cfd=0 sop=100 avd=0 rnd=0 sel=6 md=99<text:line-break/>Spassky<text:line-break/>cm_parm\n opp=89 opn=83 opb=81 opr=81 opq=81<text:line-break/>cm_parm\n myp=89 myn=83 myb=81 myr=81 myq=81<text:line-break/>cm_parm\n cc=161 mob=103 ks=155 pp=168 pw=181<text:line-break/>cm_parm\n cfd=0 sop=100 avd=30 rnd=0 sel=6 md=99<text:line-break/>Steinitz<text:line-break/>cm_parm\n opp=91 opn=91 opb=94 opr=91 opq=91<text:line-break/>cm_parm\n myp=91 myn=91 myb=94 myr=91 myq=91<text:line-break/>cm_parm\n cc=110 mob=137 ks=110 pp=104 pw=104<text:line-break/>cm_parm\n cfd=100 sop=100 avd=-30 rnd=0 sel=6 md=99<text:line-break/>Tal<text:line-break/>cm_parm\n opp=107 opn=107 opb=107 opr=107 opq=112<text:line-break/>cm_parm\n myp=107 myn=102 myb=110 myr=107 myq=112<text:line-break/>cm_parm\n cc=93 mob=126 ks=70 pp=89 pw=84<text:line-break/>cm_parm\n cfd=0 sop=100 avd=-40 rnd=0 sel=6 md=99<text:line-break/><text:line-break/>Tarrasch<text:line-break/>cm_parm\n opp=78 opn=78 opb=83 opr=78 opq=79<text:line-break/>cm_parm\n myp=78 myn=78 myb=83 myr=78 myq=79<text:line-break/>cm_parm\n cc=143 mob=190 ks=102 pp=129 pw=109<text:line-break/>cm_parm\n cfd=100 sop=100 avd=-40 rnd=0 sel=6 md=99<text:line-break/>Timman<text:line-break/>cm_parm\n opp=104 opn=104 opb=104 opr=104 opq=104<text:line-break/>cm_parm\n myp=104 myn=104 myb=104 myr=104 myq=104<text:line-break/>cm_parm\n cc=105 mob=120 ks=105 pp=105 pw=105<text:line-break/>cm_parm\n cfd=200 sop=100 avd=5 rnd=0 sel=6 md=99<text:line-break/>Waitzkin<text:line-break/>cm_parm\n opp=88 opn=88 opb=90 opr=88 opq=88<text:line-break/>cm_parm\n myp=88 myn=88 myb=90 myr=88 myq=88<text:line-break/>cm_parm\n cc=115 mob=150 ks=103 pp=109 pw=103<text:line-break/><text:soft-page-break/>cm_parm\n cfd=250 sop=100 avd=-30 rnd=0 sel=6 md=99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2M4S</meta:editing-duration>
    <meta:editing-cycles>8</meta:editing-cycles>
    <meta:generator>LibreOffice/5.1.1.3$Windows_X86_64 LibreOffice_project/89f508ef3ecebd2cfb8e1def0f0ba9a803b88a6d</meta:generator>
    <dc:date>2016-04-03T01:06:13.403000000</dc:date>
    <meta:document-statistic meta:table-count="0" meta:image-count="0" meta:object-count="0" meta:page-count="5" meta:paragraph-count="11" meta:word-count="989" meta:character-count="7513" meta:non-whitespace-character-count="6515"/>
    <meta:user-defined meta:name="Info 1"/>
    <meta:user-defined meta:name="Info 2"/>
    <meta:user-defined meta:name="Info 3"/>
    <meta:user-defined meta:name="Info 4"/>
  </office:meta>
</office:document-meta>
</file>